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and-reference-types"/>Value and Reference Types<text:bookmark-end text:name="value-and-reference-types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1">int[] arrayA = { 1, 2, 3, 4, 5 }; <text:s text:c="1"/>// Declare a simple array of integers</text:p>
      <text:p text:style-name="P2"/>
      <text:p text:style-name="P3">// I'd like to make a copy of that array. Let me try the following:</text:p>
      <text:p text:style-name="P4">int[] arrayCopyWrong = arrayA;</text:p>
      <text:p text:style-name="P5"/>
      <text:p text:style-name="P6">foreach (int i in arrayCopyWrong)</text:p>
      <text:p text:style-name="P7"><text:s text:c="4"/>Console.Write(i + " ");</text:p>
      <text:p text:style-name="P8"/>
      <text:p text:style-name="P9">Console.WriteLine();</text:p>
      <text:p text:style-name="P10"/>
      <text:p text:style-name="P11">// It seems to be working! Except that if we change a value in our copy:</text:p>
      <text:p text:style-name="P12">arrayCopyWrong[0] = 6;</text:p>
      <text:p text:style-name="P13"/>
      <text:p text:style-name="P14">// It also changes the value in our original array!</text:p>
      <text:p text:style-name="P15">foreach (int i in arrayA)</text:p>
      <text:p text:style-name="P16"><text:s text:c="4"/>Console.Write(i + " ");</text:p>
      <text:p text:style-name="P17"/>
      <text:p text:style-name="P18">Console.WriteLine();</text:p>
      <text:p text:style-name="First_20_paragraph">Try execut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19">int[] arrayB = { 1, 2, 3, 4, 5 };</text:p>
      <text:p text:style-name="P20">// Create a new array object and assign it to a new reference variable</text:p>
      <text:p text:style-name="P21">int[] arrayCopyRight = new int[arrayB.Length];</text:p>
      <text:p text:style-name="P22"/>
      <text:p text:style-name="P23">// Copy each value in the array, one by one:</text:p>
      <text:p text:style-name="P24">for(int i = 0 ; i &lt; arrayB.Length; i++)</text:p>
      <text:p text:style-name="P25"><text:s text:c="4"/>arrayCopyRight[i] = arrayB[i];</text:p>
      <text:p text:style-name="P26"/>
      <text:p text:style-name="P27">// If we change a value in our copy:</text:p>
      <text:p text:style-name="P28">arrayCopyRight[0] = 6;</text:p>
      <text:p text:style-name="P29"/>
      <text:p text:style-name="P30">// It changes the value only in that copy:</text:p>
      <text:p text:style-name="P31">foreach (int i in arrayB)</text:p>
      <text:p text:style-name="P32"><text:s text:c="4"/>Console.Write(i + " ");</text:p>
      <text:p text:style-name="P33"/>
      <text:p text:style-name="P34">Console.WriteLine();</text:p>
      <text:p text:style-name="P35"/>
      <text:p text:style-name="P36">foreach (int i in arrayCopyRight)</text:p>
      <text:p text:style-name="P37"><text:s text:c="4"/>Console.Write(i + " "); <text:s text:c="1"/></text:p>
      <text:p text:style-name="P38"/>
      <text:p text:style-name="P39">Console.WriteLine();</text:p>
      <text:p text:style-name="First_20_paragraph">Try execut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2:57Z</meta:creation-date>
    <dc:date>2023-09-05T21:12:57Z</dc:date>
    <meta:user-defined meta:name="date" meta:value-type="string">September   5, 2023 (05:12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